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0C724B73BA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draw:fill="none" loext:fill-use-slide-background="false" draw:textarea-horizontal-align="justify" draw:textarea-vertical-align="middle" draw:auto-grow-height="false" fo:min-height="0.17cm" fo:min-width="4.1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3.503cm" fo:min-width="11.919cm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2.625cm" svg:height="5.734cm" svg:x="-0.125cm" svg:y="-0.143cm">
            <draw:image xlink:href="Pictures/10000000000001A9000000C724B73BA2.png" xlink:type="simple" xlink:show="embed" xlink:actuate="onLoad" draw:mime-type="image/png">
              <text:p/>
            </draw:image>
          </draw:frame>
          <draw:custom-shape draw:style-name="gr3" draw:text-style-name="P2" draw:layer="layout" svg:width="4.75cm" svg:height="0.5cm" svg:x="4.5cm" svg:y="0.16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2.499cm" svg:height="3.833cm" svg:x="-0.083cm" svg:y="0.7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9T02:18:02.599898800</dc:date>
    <meta:editing-duration>PT2M2S</meta:editing-duration>
    <meta:editing-cycles>1</meta:editing-cycles>
    <meta:document-statistic meta:object-count="4"/>
    <meta:generator>LibreOffice/24.2.6.2$Linux_X86_64 LibreOffice_project/420$Build-2</meta:generator>
  </office:meta>
</office:document-meta>
</file>